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B3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5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5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14">Janaina</text:p>
          </table:table-cell>
        </table:table-row>
        <table:table-row>
          <table:table-cell table:style-name="Tabela1.A3" office:value-type="date" office:date-value="2009-10-18">
            <text:p text:style-name="P7">18/10/09</text:p>
          </table:table-cell>
          <table:table-cell table:style-name="Tabela1.B3" office:value-type="float" office:value="1.1">
            <text:p text:style-name="P7">1,1</text:p>
          </table:table-cell>
          <table:table-cell table:style-name="Tabela1.A2" office:value-type="string">
            <text:p text:style-name="P7">Correções Refrentes às Regras de Negócio</text:p>
          </table:table-cell>
          <table:table-cell table:style-name="Tabela1.D2" office:value-type="string">
            <text:p text:style-name="P14">Paulo Roberto</text:p>
          </table:table-cell>
        </table:table-row>
      </table:table>
      <text:p text:style-name="P8">Manter Pedido</text:p>
      <text:h text:style-name="Heading_20_11" text:outline-level="1">Breve Descrição</text:h>
      <text:p text:style-name="P9">Este caso de uso permite a inclusão e consulta de pedidos realizados a um estabelecimento. Além disto, o pedido pode ser desativado do sistema devido a uma manutenção da base de dados.</text:p>
      <text:h text:style-name="Heading_20_11" text:outline-level="1">Referências</text:h>
      <text:p text:style-name="P9">Documento de Regra de Negócios.</text:p>
      <text:h text:style-name="Heading_20_11" text:outline-level="1">Atores</text:h>
      <text:p text:style-name="P9">Administrador, Gestor e Atendente.</text:p>
      <text:h text:style-name="Heading_20_11" text:outline-level="1">Pré-condições</text:h>
      <text:p text:style-name="P12">O Ator deve realizar login no sistema;</text:p>
      <text:p text:style-name="P12">Devem estar cadastrados no sistema o cliente, prato e forma de pagamento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dido no menu Administração:</text:p>
      <text:p text:style-name="P13"><text:soft-page-break/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13">2. O caso de uso se encerra.</text:p>
      <text:h text:style-name="Heading_20_21" text:outline-level="2">Fluxos Alternativos</text:h>
      <text:p text:style-name="P11">A1 – Visualizar Detalhes</text:p>
      <text:p text:style-name="P10">Após o passo 1 do fluxo básico:<text:tab/></text:p>
      <text:p text:style-name="P13">1. O ator seleciona o pedido a ser visualizado e aciona a opção “Visualizar Detalhes”;</text:p>
      <text:p text:style-name="P13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2 – Validação a Excluir Pedido”;</text:p>
      <text:p text:style-name="P13">3. O sistema retorna ao passo 1 do fluxo básico.</text:p>
      <text:p text:style-name="P11">A2 – Pesquisar Pedido</text:p>
      <text:p text:style-name="P10">Após o passo 1 do fluxo básico:<text:tab/></text:p>
      <text:p text:style-name="P13">1. O ator seleciona a opção “Pesquisar Pedido”;</text:p>
      <text:p text:style-name="P13">2. O sistema exibe um formulário com os campos: cliente e data do pedido em branco e a opção “Pesquisar”;</text:p>
      <text:p text:style-name="P13">3. O ator informa os dados para pesquisa e aciona a opção “Pesquisar”;</text:p>
      <text:p text:style-name="P13">5. O sistema pesquisa na base de dados os registros correspondentes aos dados da pesquisa;</text:p>
      <text:p text:style-name="P13">6. O sistema retorna ao passo 1 do fluxo básico exibindo na grade apenas os pedidos retornados da pesquisa.</text:p>
      <text:p text:style-name="P11">A3 – Incluir Pedido</text:p>
      <text:p text:style-name="P10">Após o passo 1 do fluxo básico:<text:tab/></text:p>
      <text:p text:style-name="P13">1. O ator seleciona a opção “Incluir Pedido”;</text:p>
      <text:p text:style-name="P13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13"><text:soft-page-break/>3. O ator informa os dados para inclusão do pedido e aciona a opção “Salvar”;</text:p>
      <text:p text:style-name="P13">4. O sistema pesquisa na base de dados e valida os mesmo de acordo com as regras de negócio “RN7 – Validação ao Incluir Pedido”;</text:p>
      <text:p text:style-name="P13">5. O sistema inclui os dados informados e envia mensagem “Pedido cadastrado com sucesso”;</text:p>
      <text:p text:style-name="P13">6. O sistema retorna ao passo 1 do fluxo básico.</text:p>
      <text:p text:style-name="P11">A4 – Cancelar Pedido</text:p>
      <text:p text:style-name="P10">Após o passo 2 do fluxo alternativo A1:<text:tab/></text:p>
      <text:p text:style-name="P13">1. O ator seleciona a opção “Cancelar Pedido”;</text:p>
      <text:p text:style-name="P13">2. O sistema valida os dados conforme a regra de negócio “RN8 – Validação ao Alterar Estado da Situação do Pedido”;</text:p>
      <text:p text:style-name="P13">3. Altera a situação do pedido para “cancelado”;</text:p>
      <text:p text:style-name="P13">4. O sistema retorna ao passo 1 do fluxo básico.</text:p>
      <text:p text:style-name="P11">A5 – Excluir Pedido</text:p>
      <text:p text:style-name="P10">Após o passo 2 do fluxo alternativo A1:<text:tab/></text:p>
      <text:p text:style-name="P13">1. O ator seleciona a opção “Excluir”;</text:p>
      <text:p text:style-name="P13">2. O sistema valida os dados de acordo com a regra de negócio “RN9 – Validação ao Excluir Pedido”;</text:p>
      <text:p text:style-name="P13">3. O sistema registra na base de dados que o pedido foi excluído;</text:p>
      <text:p text:style-name="P13">2. O sistema retorna para o passo 1 do fluxo básico.</text:p>
      <text:p text:style-name="P11">A6 – Finalizar Pedido</text:p>
      <text:p text:style-name="P10">Após o passo 2 do fluxo alternativo A1:<text:tab/></text:p>
      <text:p text:style-name="P13">1. O ator seleciona a opção “Finalizar Pedido”;</text:p>
      <text:p text:style-name="P13">2. O sistema atualiza a situação do pedido na base de dados para “finalizado”;</text:p>
      <text:p text:style-name="P13">3. O sistema retorna para o passo 1 do fluxo básico.</text:p>
      <text:h text:style-name="Heading_20_11" text:outline-level="1">Pontos de Extensão</text:h>
      <text:p text:style-name="P9">Agendar Entrega de Pedido;</text:p>
      <text:p text:style-name="P9"><text:soft-page-break/>Se no passo 3 do fluxo alternativo incluir pedido, o cliente desejar agendar a entrega do pedido, o caso de uso “Agendar Entrega de Pedido” é acionado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6 – Manter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4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6 - Manter Pedido</text:file-name></text:span></text:span><text:span text:style-name="Page_20_Number1"><text:span text:style-name="MT1"><text:tab/><text:tab/>Pag. </text:span></text:span><text:span text:style-name="Page_20_Number1"><text:span text:style-name="MT1"><text:page-number text:select-page="current">4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Especificação de Caso de Uso</dc:title>
    <dc:subject/>
    <meta:initial-creator>Administrador</meta:initial-creator>
    <meta:creation-date>2009-10-17T12:17:00Z</meta:creation-date>
    <dc:date>2009-10-20T08:10:24.40</dc:date>
    <meta:editing-cycles>8</meta:editing-cycles>
    <meta:editing-duration>PT00H58M37S</meta:editing-duration>
    <meta:document-statistic meta:table-count="1" meta:image-count="0" meta:object-count="0" meta:page-count="4" meta:paragraph-count="79" meta:word-count="797" meta:character-count="4314"/>
    <dc:creator>Pedro </dc:creator>
    <meta:user-defined meta:name="Informações 2"/>
    <meta:user-defined meta:name="Informações 3"/>
    <meta:user-defined meta:name="Informações 4"/>
    <meta:user-defined meta:name="ReqProMenus" meta:value-type="boolean">false</meta:user-defined>
    <meta:template xlink:type="simple" xlink:actuate="onRequest" xlink:title="" xlink:href="Normal.dotm"/>
  </office:meta>
</office:document-meta>
</file>